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e" svg:font-family="Coure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officeooo:paragraph-rsid="00193fc1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2pt" officeooo:rsid="00167250" officeooo:paragraph-rsid="00167250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0pt" officeooo:paragraph-rsid="00193fc1" style:font-size-asian="10pt" style:font-size-complex="10pt"/>
    </style:style>
    <style:style style:name="P4" style:family="paragraph" style:parent-style-name="Text_20_body" style:list-style-name="L2">
      <style:paragraph-properties fo:text-align="start" style:justify-single-word="false"/>
      <style:text-properties fo:font-style="normal" officeooo:rsid="00193fc1" officeooo:paragraph-rsid="00193fc1" style:font-style-asian="normal" style:font-style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tyle="normal" officeooo:rsid="001f70a8" officeooo:paragraph-rsid="001f70a8" style:font-style-asian="normal" style:font-style-complex="normal"/>
    </style:style>
    <style:style style:name="P6" style:family="paragraph" style:parent-style-name="Text_20_body">
      <style:text-properties officeooo:rsid="001e46f1" officeooo:paragraph-rsid="001e46f1"/>
    </style:style>
    <style:style style:name="P7" style:family="paragraph" style:parent-style-name="Text_20_body">
      <style:paragraph-properties fo:text-align="start" style:justify-single-word="false"/>
      <style:text-properties officeooo:rsid="001f70a8" officeooo:paragraph-rsid="00250b8c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49faa" officeooo:paragraph-rsid="00167250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167250" officeooo:paragraph-rsid="0017fc2c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1f70a8" officeooo:paragraph-rsid="001f70a8" style:font-size-asian="12pt" style:font-size-complex="12pt"/>
    </style:style>
    <style:style style:name="P11" style:family="paragraph" style:parent-style-name="Text_20_body">
      <style:text-properties officeooo:rsid="00257cac" officeooo:paragraph-rsid="00257cac"/>
    </style:style>
    <style:style style:name="P12" style:family="paragraph" style:parent-style-name="Text_20_body">
      <style:paragraph-properties fo:text-align="start" style:justify-single-word="false"/>
      <style:text-properties officeooo:rsid="00257cac" officeooo:paragraph-rsid="00257cac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257cac"/>
    </style:style>
    <style:style style:name="P14" style:family="paragraph" style:parent-style-name="Heading_20_1">
      <style:text-properties officeooo:paragraph-rsid="00193fc1"/>
    </style:style>
    <style:style style:name="P15" style:family="paragraph" style:parent-style-name="Heading_20_1">
      <style:paragraph-properties fo:break-before="page"/>
      <style:text-properties officeooo:rsid="001be36d" officeooo:paragraph-rsid="001be36d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color="#000000" style:font-name="DejaVu Sans Mono" fo:font-size="10.5pt" style:font-size-asian="10.5pt" style:font-size-complex="10.5pt"/>
    </style:style>
    <style:style style:name="P18" style:family="paragraph" style:parent-style-name="Preformatted_20_Text">
      <style:text-properties fo:color="#000000" style:font-name="DejaVu Sans Mono" fo:font-size="10.5pt" officeooo:paragraph-rsid="00250b8c" style:font-size-asian="10.5pt" style:font-size-complex="10.5pt"/>
    </style:style>
    <style:style style:name="P19" style:family="paragraph" style:parent-style-name="Preformatted_20_Text">
      <style:text-properties fo:color="#000000" fo:font-size="10.5pt" fo:font-style="normal" style:font-size-asian="10.5pt" style:font-style-asian="normal" style:font-size-complex="10.5pt" style:font-style-complex="normal"/>
    </style:style>
    <style:style style:name="P20" style:family="paragraph" style:parent-style-name="Preformatted_20_Text">
      <style:text-properties fo:color="#000000" fo:font-size="10.5pt" style:font-size-asian="10.5pt" style:font-size-complex="10.5pt"/>
    </style:style>
    <style:style style:name="P21" style:family="paragraph" style:parent-style-name="Preformatted_20_Text">
      <style:text-properties fo:font-size="10.5pt" style:font-size-asian="10.5pt" style:font-size-complex="10.5pt"/>
    </style:style>
    <style:style style:name="P22" style:family="paragraph" style:parent-style-name="Heading_20_3">
      <style:paragraph-properties fo:break-before="page"/>
      <style:text-properties officeooo:rsid="002072f7" officeooo:paragraph-rsid="002072f7"/>
    </style:style>
    <style:style style:name="T1" style:family="text">
      <style:text-properties officeooo:rsid="001495f9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67250"/>
    </style:style>
    <style:style style:name="T4" style:family="text">
      <style:text-properties style:font-name="Courier 10 Pitch" officeooo:rsid="00149faa"/>
    </style:style>
    <style:style style:name="T5" style:family="text">
      <style:text-properties style:font-name="Courier 10 Pitch" officeooo:rsid="001495f9"/>
    </style:style>
    <style:style style:name="T6" style:family="text">
      <style:text-properties fo:font-style="italic" fo:font-weight="normal" officeooo:rsid="001495f9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1495f9" style:font-style-asian="normal" style:font-style-complex="normal"/>
    </style:style>
    <style:style style:name="T8" style:family="text">
      <style:text-properties fo:color="#000000" style:font-name="Courier 10 Pitch" fo:font-size="9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67250"/>
    </style:style>
    <style:style style:name="T11" style:family="text">
      <style:text-properties style:font-name="Liberation Serif" officeooo:rsid="001755d6"/>
    </style:style>
    <style:style style:name="T12" style:family="text">
      <style:text-properties style:font-name="Liberation Serif" officeooo:rsid="001be36d"/>
    </style:style>
    <style:style style:name="T13" style:family="text">
      <style:text-properties style:font-name="Liberation Serif" officeooo:rsid="001f70a8"/>
    </style:style>
    <style:style style:name="T14" style:family="text">
      <style:text-properties style:font-name="Liberation Serif" officeooo:rsid="001fc079"/>
    </style:style>
    <style:style style:name="T15" style:family="text">
      <style:text-properties style:font-name="Liberation Serif" officeooo:rsid="002072f7"/>
    </style:style>
    <style:style style:name="T16" style:family="text">
      <style:text-properties style:font-name="Liberation Serif" officeooo:rsid="00250b8c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250b8c" style:font-weight-asian="bold" style:font-weight-complex="bold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250b8c" style:font-weight-asian="normal" style:font-weight-complex="normal"/>
    </style:style>
    <style:style style:name="T21" style:family="text">
      <style:text-properties officeooo:rsid="00193fc1"/>
    </style:style>
    <style:style style:name="T22" style:family="text">
      <style:text-properties style:font-name="Courier 10 Pitch" officeooo:rsid="001495f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495f9" style:font-weight-asian="normal" style:font-weight-complex="normal"/>
    </style:style>
    <style:style style:name="T25" style:family="text">
      <style:text-properties officeooo:rsid="001a0e4a"/>
    </style:style>
    <style:style style:name="T26" style:family="text">
      <style:text-properties officeooo:rsid="001be36d"/>
    </style:style>
    <style:style style:name="T27" style:family="text">
      <style:text-properties officeooo:rsid="001f70a8"/>
    </style:style>
    <style:style style:name="T28" style:family="text">
      <style:text-properties fo:color="#000080" fo:font-weight="bold"/>
    </style:style>
    <style:style style:name="T29" style:family="text">
      <style:text-properties fo:color="#000080" style:font-name="DejaVu Sans Mono" fo:font-weight="bold"/>
    </style:style>
    <style:style style:name="T30" style:family="text">
      <style:text-properties style:font-name="DejaVu Sans Mono"/>
    </style:style>
    <style:style style:name="T31" style:family="text">
      <style:text-properties style:font-name="DejaVu Sans Mono" fo:font-size="9pt"/>
    </style:style>
    <style:style style:name="T32" style:family="text">
      <style:text-properties style:font-name="DejaVu Sans Mono" officeooo:rsid="00250b8c"/>
    </style:style>
    <style:style style:name="T33" style:family="text">
      <style:text-properties fo:color="#808080" style:font-name="DejaVu Sans Mono" fo:font-style="italic"/>
    </style:style>
    <style:style style:name="T34" style:family="text">
      <style:text-properties fo:color="#808080" style:font-name="DejaVu Sans Mono" fo:font-style="italic" fo:font-weight="bold"/>
    </style:style>
    <style:style style:name="T35" style:family="text">
      <style:text-properties fo:color="#b200b2" style:font-name="DejaVu Sans Mono"/>
    </style:style>
    <style:style style:name="T36" style:family="text">
      <style:text-properties fo:color="#94558d" style:font-name="DejaVu Sans Mono"/>
    </style:style>
    <style:style style:name="T37" style:family="text">
      <style:text-properties fo:color="#008000"/>
    </style:style>
    <style:style style:name="T38" style:family="text">
      <style:text-properties fo:color="#008000" style:font-name="DejaVu Sans Mono"/>
    </style:style>
    <style:style style:name="T39" style:family="text">
      <style:text-properties fo:color="#008000" style:font-name="DejaVu Sans Mono" fo:font-weight="bold"/>
    </style:style>
    <style:style style:name="T40" style:family="text">
      <style:text-properties officeooo:rsid="00257c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e Memory Test</text:p>
      <text:p text:style-name="Subtitle"><text:span text:style-name="T27">Instructions - June</text:span> 2016</text:p>
      <text:h text:style-name="P14" text:outline-level="1"><text:bookmark-start text:name="__RefHeading___Toc112_1311750252"/><text:span text:style-name="T21">How to install</text:span><text:bookmark-end text:name="__RefHeading___Toc112_1311750252"/></text:h>
      <text:p text:style-name="P3">The software has been tested in Linux and Windows. While Python should offer a platform independent environment, it may <text:span text:style-name="T27">NOT </text:span>work on other systems.</text:p>
      <text:list xml:id="list5732200785065446967" text:style-name="L2">
        <text:list-item>
          <text:p text:style-name="P1"><text:span text:style-name="T21">Verify that you have a working Python environment (and install it, if the need be).<text:line-break/>Be ready to adapt the instructions for your operative system.<text:line-break/><text:line-break/>Open a command prompt (Windows 7: type </text:span><text:span text:style-name="T5">cmd</text:span><text:span text:style-name="T1"> in the search box in the Start menu; Windows 8.1: right-click on the Windows menu button; Linux: your usual terminal) and run the command </text:span><text:span text:style-name="T5">python –version</text:span><text:span text:style-name="T1">.<text:line-break/><text:line-break/> On Windows, download the latest release from </text:span><text:a xlink:type="simple" xlink:href="https://www.python.org/downloads/" text:style-name="Internet_20_link" text:visited-style-name="Visited_20_Internet_20_Link"><text:span text:style-name="T1">https://www.python.org/downloads/</text:span></text:a><text:span text:style-name="T1"> (for example, 2.7.11). Double click on the installer file, be sure to </text:span><text:span text:style-name="T7">select the option to</text:span><text:span text:style-name="T1"> </text:span><text:span text:style-name="T6">include Python in the PATH.</text:span></text:p>
          <text:p text:style-name="P4"><text:span text:style-name="T24">Y</text:span><text:span text:style-name="T23">ou should not need to install Python again if you install a new version of Image Memory Test.</text:span></text:p>
        </text:list-item>
        <text:list-item>
          <text:p text:style-name="P5"><text:span text:style-name="T23">Un-zip your copy of the software in any folder.</text:span></text:p>
        </text:list-item>
        <text:list-item>
          <text:p text:style-name="P1"><text:span text:style-name="T1">Install the required Python packages.<text:line-break/>Linux: </text:span><text:span text:style-name="T8">python -m pip install -r requirements.txt</text:span><text:span text:style-name="T1"><text:line-break/>Windows: double click on install.bat<text:line-break/><text:line-break/>Avast (and maybe other anti-virus softwares) may block the installation. Disable the anti-virus for the duration of the installation.</text:span></text:p>
        </text:list-item>
      </text:list>
      <text:h text:style-name="Heading_20_1" text:outline-level="1"><text:bookmark-start text:name="__RefHeading___Toc221_1480549788"/>How to use<text:bookmark-end text:name="__RefHeading___Toc221_1480549788"/></text:h>
      <text:p text:style-name="P8"><text:span text:style-name="T25">L</text:span>aunch the program with a double click on <text:span text:style-name="T2">MemoryTest.bat</text:span><text:span text:style-name="T10"> (Windows only) or via the command line (</text:span><text:span text:style-name="T3">python main.py</text:span><text:span text:style-name="T10">).</text:span></text:p>
      <text:p text:style-name="P2">Then select an experiment file (a text file which describe the images to show, for how long, where to save the <text:span text:style-name="T26">results</text:span>…) and let the program run.</text:p>
      <text:p text:style-name="P9"><text:span text:style-name="T12">To “shortcut” the file selection window, y</text:span><text:span text:style-name="T9">ou can select the experiment file via the -e command line option (</text:span><text:span text:style-name="T2">python main.py -e some/file.txt</text:span><text:span text:style-name="T9">). </text:span><text:span text:style-name="T12">On Windows, make a copy</text:span><text:span text:style-name="T11"> of </text:span><text:span text:style-name="T4">MemoryTest.bat </text:span><text:span text:style-name="T11">and </text:span><text:span text:style-name="T12">open it with a text editor (Notepad). A</text:span><text:span text:style-name="T11">dd the option in </text:span><text:span text:style-name="T12">the file, then save and double click on it</text:span><text:span text:style-name="T11">.</text:span></text:p>
      <text:p text:style-name="P10"><text:span text:style-name="T13">T</text:span><text:span text:style-name="T9">he experiment starts immediately after the file selection. See below how to customize the experiments (e. g. to <text:s/>wait for a key press or a fixed time, how to change the images and their display times...)</text:span></text:p>
      <text:p text:style-name="P10"><text:span text:style-name="T9">Press the ESC key at any time to close the program.</text:span></text:p>
      <text:h text:style-name="P15" text:outline-level="1"><text:bookmark-start text:name="__RefHeading___Toc114_1311750252"/>How to write an experiment file<text:bookmark-end text:name="__RefHeading___Toc114_1311750252"/></text:h>
      <text:p text:style-name="P6">The experiment file describes the sequence of actions (display images, markers etc.) to be performed during the experiment.</text:p>
      <text:p text:style-name="P7"><text:span text:style-name="T11">C</text:span><text:span text:style-name="T9">reate the file with a plain text editor (Notepad, Notepad++, Gedit… NOT Microsoft Word).<text:line-break/>Write each command on a line, </text:span><text:span text:style-name="T16">in the order they should be executed.<text:line-break/>Each command has a name and some parameters between parenthesis, see the list below.<text:line-break/></text:span><text:span text:style-name="T9"><text:line-break/></text:span><text:span text:style-name="T15">The program ignore as comment any text following a # sign, up to the end of the line.<text:line-break/></text:span><text:span text:style-name="T14">T</text:span><text:span text:style-name="T16">he program </text:span><text:span text:style-name="T18">halts with an error message </text:span><text:span text:style-name="T20">if there are wrong commands.</text:span><text:span text:style-name="T9"><text:line-break/><text:line-break/>See the examples in the “Demo” folder. </text:span><text:span text:style-name="T14">The CompleteExperiments.txt example is a minimal experiment file.</text:span></text:p>
      <text:p text:style-name="P12"><text:span text:style-name="T14">A</text:span><text:span text:style-name="T9">ll times are expressed in milliseconds.<text:line-break/>All positions are in the screen reference system. The </text:span><text:span text:style-name="T17">origin (0, 0) is on the top left screen corner. X grows to the left, Y grows down.</text:span></text:p>
      <text:p text:style-name="P12"><text:span text:style-name="T19">[TODO disegno]</text:span></text:p>
      <text:h text:style-name="P22" text:outline-level="3">List of commands</text:h>
      <text:p text:style-name="P19"><text:span text:style-name="T30">ChangeBackgroundColor(</text:span><text:span text:style-name="T32">r, g, b</text:span><text:span text:style-name="T30">)</text:span></text:p>
      <text:p text:style-name="P13"><text:span text:style-name="T40">Change the color of the screen to the color expressed by the given red green, blue triplet (</text:span><text:a xlink:type="simple" xlink:href="https://en.wikipedia.org/wiki/RGB_color_model" text:style-name="Internet_20_link" text:visited-style-name="Visited_20_Internet_20_Link"><text:span text:style-name="T40">https://en.wikipedia.org/wiki/RGB_color_model</text:span></text:a><text:span text:style-name="T40">). R, g, b must be integers between 0 and 255 (included).</text:span></text:p>
      <text:p text:style-name="P16"><text:span text:style-name="T31"/></text:p>
      <text:p text:style-name="P18">Wait(milliseconds)</text:p>
      <text:p text:style-name="P11"><text:tab/>Does nothing, just waits the specified amount of time.</text:p>
      <text:p text:style-name="P20"><text:span text:style-name="T34"/></text:p>
      <text:p text:style-name="P20"><text:span text:style-name="T30">ShowImage(how_long_milliseconds, centre_x_pixels, centre_y_pixels, filename)</text:span></text:p>
      <text:p text:style-name="P20"><text:s text:c="7"/></text:p>
      <text:p text:style-name="P20"><text:span text:style-name="T30"/></text:p>
      <text:p text:style-name="P17"><text:span text:style-name="T28">class </text:span>ShowAllImages(DelayedExperimentStep):</text:p>
      <text:p text:style-name="P20"><text:s text:c="4"/><text:span text:style-name="T29">def </text:span><text:span text:style-name="T35">__init__</text:span><text:span text:style-name="T30">(</text:span><text:span text:style-name="T36">self</text:span><text:span text:style-name="T30">, for_how_long):</text:span></text:p>
      <text:p text:style-name="P20"><text:span text:style-name="T29"/></text:p>
      <text:p text:style-name="P20"><text:span text:style-name="T29">class </text:span><text:span text:style-name="T30">ShowAllMarkers(DelayedExperimentStep):</text:span></text:p>
      <text:p text:style-name="P20"><text:s text:c="4"/><text:span text:style-name="T29">def </text:span><text:span text:style-name="T35">__init__</text:span><text:span text:style-name="T30">(</text:span><text:span text:style-name="T36">self</text:span><text:span text:style-name="T30">, for_how_long, marker_image):</text:span></text:p>
      <text:p text:style-name="P20"><text:s text:c="8"/></text:p>
      <text:p text:style-name="P20"><text:span text:style-name="T30"/></text:p>
      <text:p text:style-name="P17"><text:span text:style-name="T28">class </text:span>PrepareMarkers(DelayedExperimentStep):</text:p>
      <text:p text:style-name="P20"><text:s text:c="4"/><text:span text:style-name="T29">def </text:span><text:span text:style-name="T35">__init__</text:span><text:span text:style-name="T30">(</text:span><text:span text:style-name="T36">self</text:span><text:span text:style-name="T30">, marker_image, timing_option):</text:span></text:p>
      <text:p text:style-name="P20"><text:span text:style-name="T33"/></text:p>
      <text:p text:style-name="P20"><text:s text:c="4"/><text:span text:style-name="T29">def </text:span><text:span text:style-name="T30">decode_timing_option(self, timing_option):</text:span></text:p>
      <text:p text:style-name="P20"><text:s text:c="8"/><text:span text:style-name="T30">immediate = </text:span><text:span text:style-name="T39">"immediate timing"</text:span></text:p>
      <text:p text:style-name="P20"><text:span text:style-name="T37"><text:s text:c="8"/></text:span><text:span text:style-name="T30">on_drag = </text:span><text:span text:style-name="T39">"time on marker movement"</text:span></text:p>
      <text:p text:style-name="P20"><text:span text:style-name="T37"><text:s text:c="8"/></text:span><text:span text:style-name="T29">if </text:span><text:span text:style-name="T30">timing_option != immediate </text:span><text:span text:style-name="T29">and </text:span><text:span text:style-name="T30">timing_option != on_drag:</text:span></text:p>
      <text:p text:style-name="P20"><text:s text:c="12"/><text:span text:style-name="T29">raise </text:span><text:span text:style-name="T30">Exception(</text:span><text:span text:style-name="T39">"Bad timing option " </text:span><text:span text:style-name="T30">+ timing_option +</text:span></text:p>
      <text:p text:style-name="P20"><text:s text:c="28"/><text:span text:style-name="T39">" (should be </text:span><text:span text:style-name="T29">\"</text:span><text:span text:style-name="T39">" </text:span><text:span text:style-name="T30">+ immediate + </text:span><text:span text:style-name="T39">"</text:span><text:span text:style-name="T29">\"</text:span><text:span text:style-name="T38"> </text:span><text:span text:style-name="T39">or </text:span><text:span text:style-name="T29">\"</text:span><text:span text:style-name="T39">" </text:span><text:span text:style-name="T30">+ on_drag + </text:span><text:span text:style-name="T39">"</text:span><text:span text:style-name="T29">\"</text:span><text:span text:style-name="T39">)."</text:span><text:span text:style-name="T30">)</text:span></text:p>
      <text:p text:style-name="P20"><text:s text:c="8"/><text:span text:style-name="T30">self.start_timer_immediately = timing_option == immediate</text:span></text:p>
      <text:p text:style-name="P17"><text:span text:style-name="T28"/></text:p>
      <text:p text:style-name="P17"><text:span text:style-name="T28">class </text:span>ComputeResult(DelayedExperimentStep):</text:p>
      <text:p text:style-name="P20"><text:s text:c="4"/><text:span text:style-name="T29">def </text:span><text:span text:style-name="T30">__init__(self, result_file):</text:span></text:p>
      <text:p text:style-name="P21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e" svg:font-family="Coure"/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  <style:text-properties officeooo:rsid="0016725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09:51.347355335</meta:creation-date>
    <meta:generator>LibreOffice/5.1.3.2$Linux_X86_64 LibreOffice_project/10m0$Build-2</meta:generator>
    <dc:date>2016-06-19T12:27:08.732895273</dc:date>
    <meta:editing-duration>PT1H26M34S</meta:editing-duration>
    <meta:editing-cycles>22</meta:editing-cycles>
    <meta:document-statistic meta:table-count="0" meta:image-count="0" meta:object-count="0" meta:page-count="3" meta:paragraph-count="42" meta:word-count="597" meta:character-count="3981" meta:non-whitespace-character-count="3312"/>
  </office:meta>
</office:document-meta>
</file>